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Everyone’s Chaingunne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Semuanya Chaingunner</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0">00/00/0000</text:date>, <text:time style:data-style-name="N2" text:time-value="21:34:09.76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0T21:48:04.301000000</dc:date>
    <meta:editing-duration>P13DT13H39M44S</meta:editing-duration>
    <meta:editing-cycles>289</meta:editing-cycles>
    <dc:description>Translation file for Lah-Mboh Mod</dc:description>
    <dc:rights>Perkedel Technologies</dc:rights>
    <dc:title>Lah-Mboh Doom mod translation</dc:title>
    <meta:document-statistic meta:table-count="1" meta:cell-count="535" meta:object-count="0"/>
  </office:meta>
</office:document-meta>
</file>